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0b586d" officeooo:paragraph-rsid="000b586d"/>
    </style:style>
    <style:style style:name="P2" style:family="paragraph" style:parent-style-name="Standard">
      <style:paragraph-properties fo:line-height="150%" fo:text-align="justify" style:justify-single-word="false"/>
      <style:text-properties officeooo:rsid="000b586d" officeooo:paragraph-rsid="000b586d"/>
    </style:style>
    <style:style style:name="P3" style:family="paragraph" style:parent-style-name="Standard">
      <style:paragraph-properties fo:line-height="150%" fo:text-align="justify" style:justify-single-word="false"/>
      <style:text-properties officeooo:rsid="001335a7" officeooo:paragraph-rsid="001335a7"/>
    </style:style>
    <style:style style:name="P4" style:family="paragraph" style:parent-style-name="Standard">
      <style:paragraph-properties fo:line-height="150%" fo:text-align="justify" style:justify-single-word="false"/>
      <style:text-properties officeooo:rsid="001335a7" officeooo:paragraph-rsid="001642c4"/>
    </style:style>
    <style:style style:name="P5" style:family="paragraph" style:parent-style-name="Standard">
      <style:paragraph-properties fo:line-height="150%" fo:text-align="justify" style:justify-single-word="false"/>
      <style:text-properties officeooo:rsid="001335a7" officeooo:paragraph-rsid="001a7ed8"/>
    </style:style>
    <style:style style:name="P6" style:family="paragraph" style:parent-style-name="Standard">
      <style:paragraph-properties fo:line-height="150%" fo:text-align="justify" style:justify-single-word="false"/>
      <style:text-properties officeooo:rsid="001335a7" officeooo:paragraph-rsid="001b50cc"/>
    </style:style>
    <style:style style:name="P7" style:family="paragraph" style:parent-style-name="Standard" style:list-style-name="L1">
      <style:paragraph-properties fo:line-height="150%" fo:text-align="justify" style:justify-single-word="false"/>
      <style:text-properties officeooo:rsid="001335a7" officeooo:paragraph-rsid="001b50cc"/>
    </style:style>
    <style:style style:name="P8" style:family="paragraph" style:parent-style-name="Standard" style:list-style-name="L1">
      <style:paragraph-properties fo:line-height="150%" fo:text-align="justify" style:justify-single-word="false"/>
      <style:text-properties officeooo:rsid="001335a7" officeooo:paragraph-rsid="0027cdaa"/>
    </style:style>
    <style:style style:name="P9" style:family="paragraph" style:parent-style-name="Standard">
      <style:paragraph-properties fo:line-height="150%" fo:text-align="justify" style:justify-single-word="false"/>
      <style:text-properties officeooo:rsid="000dcb41" officeooo:paragraph-rsid="000dcb41"/>
    </style:style>
    <style:style style:name="P10" style:family="paragraph" style:parent-style-name="Standard" style:list-style-name="L1">
      <style:paragraph-properties fo:line-height="150%" fo:text-align="justify" style:justify-single-word="false"/>
      <style:text-properties officeooo:rsid="001b50cc" officeooo:paragraph-rsid="001b50cc"/>
    </style:style>
    <style:style style:name="P11" style:family="paragraph" style:parent-style-name="Standard">
      <style:paragraph-properties fo:line-height="150%" fo:text-align="justify" style:justify-single-word="false"/>
      <style:text-properties officeooo:rsid="001b50cc" officeooo:paragraph-rsid="001b50cc"/>
    </style:style>
    <style:style style:name="P12" style:family="paragraph" style:parent-style-name="Standard" style:list-style-name="L1">
      <style:paragraph-properties fo:line-height="150%" fo:text-align="justify" style:justify-single-word="false"/>
      <style:text-properties officeooo:rsid="001d1adb" officeooo:paragraph-rsid="001d1adb"/>
    </style:style>
    <style:style style:name="P13" style:family="paragraph" style:parent-style-name="Standard" style:list-style-name="L1">
      <style:paragraph-properties fo:line-height="150%" fo:text-align="justify" style:justify-single-word="false"/>
      <style:text-properties officeooo:rsid="002424f5" officeooo:paragraph-rsid="002424f5"/>
    </style:style>
    <style:style style:name="P14" style:family="paragraph" style:parent-style-name="Standard">
      <style:paragraph-properties fo:line-height="150%" fo:text-align="center" style:justify-single-word="false"/>
      <style:text-properties officeooo:rsid="002424f5" officeooo:paragraph-rsid="002424f5"/>
    </style:style>
    <style:style style:name="P15" style:family="paragraph" style:parent-style-name="Standard" style:list-style-name="L1">
      <style:paragraph-properties fo:line-height="150%" fo:text-align="justify" style:justify-single-word="false"/>
      <style:text-properties officeooo:rsid="0025da7b" officeooo:paragraph-rsid="0025da7b"/>
    </style:style>
    <style:style style:name="P16" style:family="paragraph" style:parent-style-name="Standard" style:list-style-name="L1">
      <style:paragraph-properties fo:line-height="150%" fo:text-align="justify" style:justify-single-word="false"/>
      <style:text-properties officeooo:rsid="0027cdaa" officeooo:paragraph-rsid="0027cdaa"/>
    </style:style>
    <style:style style:name="P17" style:family="paragraph" style:parent-style-name="Standard" style:list-style-name="L1">
      <style:paragraph-properties fo:line-height="150%" fo:text-align="justify" style:justify-single-word="false"/>
      <style:text-properties fo:color="#ce181e" officeooo:rsid="0027cdaa" officeooo:paragraph-rsid="0027cdaa"/>
    </style:style>
    <style:style style:name="T1" style:family="text">
      <style:text-properties officeooo:rsid="001642c4"/>
    </style:style>
    <style:style style:name="T2" style:family="text">
      <style:text-properties officeooo:rsid="0017da6b"/>
    </style:style>
    <style:style style:name="T3" style:family="text">
      <style:text-properties officeooo:rsid="001eb341"/>
    </style:style>
    <style:style style:name="T4" style:family="text">
      <style:text-properties officeooo:rsid="001fe39c"/>
    </style:style>
    <style:style style:name="T5" style:family="text">
      <style:text-properties officeooo:rsid="0021810c"/>
    </style:style>
    <style:style style:name="T6" style:family="text">
      <style:text-properties officeooo:rsid="0022365b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642c4" style:font-weight-asian="bold" style:font-weight-complex="bold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style:text-underline-style="none" fo:font-weight="bold" officeooo:rsid="001642c4" style:font-weight-asian="bold" style:font-weight-complex="bold"/>
    </style:style>
    <style:style style:name="T11" style:family="text">
      <style:text-properties officeooo:rsid="0025da7b"/>
    </style:style>
    <style:style style:name="T12" style:family="text">
      <style:text-properties fo:color="#ce181e"/>
    </style:style>
    <style:style style:name="T13" style:family="text">
      <style:text-properties style:use-window-font-color="true"/>
    </style:style>
    <style:style style:name="T14" style:family="text">
      <style:text-properties style:use-window-font-color="true" officeooo:rsid="0027cda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8">P</text:span><text:span text:style-name="T7">arte1 Descrição do Universo de Discurso</text:span></text:p>
      <text:p text:style-name="P14"><text:span text:style-name="T7"/></text:p>
      <text:p text:style-name="P3"><text:span text:style-name="T10">Modelagem do </text:span><text:span text:style-name="T9">Sistema AGHUse</text:span> </text:p>
      <text:p text:style-name="P4"><text:span text:style-name="T1"><text:tab/>AGHUse (</text:span>Aplicativos para Gestão de Hospitais Universitário<text:span text:style-name="T1">)</text:span>, <text:span text:style-name="T1">é o sistema informatizado considerado referencial no segmento de gestão hospitalar, desenvolvido no Hospital de Clínicas de Porto Alegre. Permite registar os processos </text:span>administrativos, assistenciais e de apoio à assistência de forma integrada e com o objetivo de melhorar o atendimento ao paciente, o acesso à pesquisa e a gestão administrativa da instituição.</text:p>
      <text:p text:style-name="P4"><text:tab/><text:span text:style-name="T1">O sistema possui módulos assistenciais, ligados a atividade fim do hospital, que incluem suporte a cadastramento de pacientes, acesso de prontuários, internação, emergência, cirurgia, prescrição médica, exames, entre outros. Possui também módulos administrativos, que incluem faturamento, custos hospitalares, compras, estoque, investimento, patrimônio, entre outros.</text:span></text:p>
      <text:p text:style-name="P5"><text:tab/><text:span text:style-name="T2">Como o sistema AGHUse é muito abrangente e complexo, a modelagem do sistema utilizado nesse trabalho visa apenas a parte assistencial, deixando de fora a parte administrativa do sistema. Ainda na parte assistencial, o trabalho se limita a uma modelagem simplificada, deixando de fora alguns aspectos. </text:span></text:p>
      <text:p text:style-name="P6"><text:span text:style-name="T2"><text:tab/>O objetivo do nosso sistema é o gerenciamento do setor de internação e cirurgia, conjunto de pacientes internados, e prescrição para administração de medicamentos. Algumas funcionalidades que o sistema tem são: </text:span></text:p>
      <text:list xml:id="list2707481845" text:style-name="L1">
        <text:list-item>
          <text:p text:style-name="P7"><text:span text:style-name="T2">informar a relação de funcionários (médicos e enfermeiros) que trabalham em um determinado hospital da rede;</text:span></text:p>
        </text:list-item>
        <text:list-item>
          <text:p text:style-name="P7"><text:span text:style-name="T2">cadastrar novos funcionários em um hospital;</text:span></text:p>
        </text:list-item>
        <text:list-item>
          <text:p text:style-name="P13">Um médico pode ser identificado pelo seu crm, enquanto que enfermeiros pelo numero do coren;</text:p>
        </text:list-item>
        <text:list-item>
          <text:p text:style-name="P12"><text:span text:style-name="T4">realizar a</text:span> entrada de um paciente na internação;</text:p>
        </text:list-item>
        <text:list-item>
          <text:p text:style-name="P12">relação dos médicos responsáveis por cada paciente internado;</text:p>
        </text:list-item>
        <text:list-item>
          <text:p text:style-name="P12">relação das equipes de profissionais (<text:span text:style-name="T4">constituída</text:span> por médicos e/ou enfermeiros)<text:span text:style-name="T6"> </text:span>que realizaram <text:span text:style-name="T11">alguma</text:span> cirurgia para algum paciente internado, <text:span text:style-name="T11">bem como suas especialidades</text:span>;</text:p>
        </text:list-item>
        <text:list-item>
          <text:p text:style-name="P15">para cada cirurgia, que pode ser organizada pelo seu tipo <text:span text:style-name="T12">(listar alguns tipo de cirurgia )</text:span>, é possível acessar informações sobre o procedimento<text:span text:style-name="T13">, </text:span><text:span text:style-name="T14">e o paciente que é operado.</text:span></text:p>
        </text:list-item>
        <text:list-item>
          <text:p text:style-name="P8"><text:span text:style-name="T2">obter informações relevantes do prontuário(histórico médico) de cada paciente internado, como:</text:span></text:p>
          <text:list>
            <text:list-item>
              <text:p text:style-name="P8"><text:span text:style-name="T2">a data de internação e liberação;</text:span></text:p>
            </text:list-item>
            <text:list-item>
              <text:p text:style-name="P8"><text:span text:style-name="T2">exames realizados;</text:span></text:p>
            </text:list-item>
            <text:list-item>
              <text:p text:style-name="P8"><text:span text:style-name="T2">prescrição de medicamentos com as respectivas dosagens a serem administradas;</text:span></text:p>
            </text:list-item>
            <text:list-item>
              <text:p text:style-name="P8"><text:span text:style-name="T2">doenças e data do diagnóstico;</text:span></text:p>
            </text:list-item>
          </text:list>
        </text:list-item>
        <text:list-item>
          <text:p text:style-name="P12"><text:span text:style-name="T5">Verificar a data de requisição de um </text:span>exame <text:span text:style-name="T3">e se já </text:span>foi realizado, <text:span text:style-name="T3">assim como visualizar </text:span>o <text:span text:style-name="T3">resultado do exame, e informação adicional de imagens em caso pertinente (ex. RaioX ou qualquer outro exame de imagem);</text:span></text:p>
        </text:list-item>
        <text:list-item>
          <text:p text:style-name="P17">DETALHAR INFORMAÇÂO DE DOENÇA</text:p>
        </text:list-item>
        <text:list-item>
          <text:p text:style-name="P17">INFORMACOES PERTINENTES DE ALGUM PACIENTE</text:p>
        </text:list-item>
        <text:list-item>
          <text:p text:style-name="P16"/>
        </text:list-item>
        <text:list-item>
          <text:p text:style-name="P7"><text:span text:style-name="T2">cadastro de visitantes aos pacientes internados;</text:span></text:p>
        </text:list-item>
        <text:list-item>
          <text:p text:style-name="P10">verificação pelas enfermeiras das prescrições médicas para administração dos medicamentos.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9">URL do site que serviu de inspiração:</text:p>
      <text:p text:style-name="P2"><text:a xlink:type="simple" xlink:href="https://www.hcpa.edu.br/institucional/tecnologia-da-informacao/institucional-sistema-aghuse" text:style-name="Internet_20_link" text:visited-style-name="Visited_20_Internet_20_Link">https://www.hcpa.edu.br/institucional/tecnologia-da-informacao/institucional-sistema-aghuse</text:a></text:p>
      <text:p text:style-name="P1"/>
      <text:p text:style-name="P1"/>
      <text:p text:style-name="P1"/>
      <text:p text:style-name="P1">Será considerada a qualidade da descrição do Universo de Discurso (UdD) e da modelagem realizada. O UdD deve ser completo e coerente, e devem ficar evidentes os requisitos informacionais a serem atendidos pelo SI.</text:p>
      <text:p text:style-name="P1">Em particular devem ser esclarecidos de forma precisa o objetivo do SI (e.g. “gerenciar o acervo de uma biblioteca, o conjunto de usuários, e os empréstimos e reservas de obras”), e as principais funcionalidades que devem ser atendidas (e.g. “informar a relação dos usuários, informar por usuário a relação de obras por ele correntemente emprestadas, permitir o cadastramento de novos usuários”, etc) para que possam ser verificada a importância das informações.</text:p>
      <text:p text:style-name="P1"/>
      <text:p text:style-name="P1">Sugere-se simplificar realidades muito complexas, selecionando alguma parte, e estabelecendo simplificações.</text:p>
      <text:p text:style-name="P1">Não é necessária uma complexidade acima da solicitada. Priorize correção sobre quantidade/complexidade.</text:p>
      <text:p text:style-name="P1"/>
      <text:p text:style-name="P1">O UdD deverá ser bem descrito em português, ficando claras todas as restrições existentes, e características dos atributos. Deve ser possível verificar a correção de todos os aspectos da modelagem a partir desta descrição, bem como verificar se a base de dados atende os objetivos e funcionalidades especificadas. A descrição do Universo de Discurso, além de ser completa, deve ser concisa, objetiva e sem redundâncias ou conflitos. Serão desconsiderados enunciados que são meras descrições em português de um esquema desenvolvido, não possuindo as propriedades acima descritas.</text:p>
      <text:p text:style-name="P1"/>
      <text:p text:style-name="P1">A importância de cada entidade/relacionamento descrito na modelagem conceitual deve ficar bem</text:p>
      <text:p text:style-name="P1">caracterizada na descrição do UdD, através da especificação coerente das funcionalidades e requisitos informacionais 1 .</text:p>
      <text:p text:style-name="P1"/>
      <text:p text:style-name="P1">Serão desconsideradas todas as entidades/ relacionamentos cuja única razão de ser é atingir os requisitos quantitativos acima estabelecidos. Tal observação é particularmente importante para hierarquias de especializações irrelevantes, e uso de entidades/relacionamentos que poderiam ter sido modelados por atributos opcionais ou repetitiv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11:19:06.472241231</meta:creation-date>
    <dc:date>2018-11-29T17:54:59.594220470</dc:date>
    <meta:editing-duration>PT30M9S</meta:editing-duration>
    <meta:editing-cycles>8</meta:editing-cycles>
    <meta:generator>LibreOffice/6.0.6.2$Linux_X86_64 LibreOffice_project/00m0$Build-2</meta:generator>
    <meta:document-statistic meta:table-count="0" meta:image-count="0" meta:object-count="0" meta:page-count="1" meta:paragraph-count="34" meta:word-count="700" meta:character-count="4902" meta:non-whitespace-character-count="4246"/>
  </office:meta>
</office:document-meta>
</file>